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0C5511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4: Class Schedule (Rowspan &amp; Ridge Borde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0C5511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6:16.898406948</meta:creation-date>
    <dc:date>2025-08-08T01:16:43.640973320</dc:date>
    <meta:editing-duration>PT28S</meta:editing-duration>
    <meta:editing-cycles>1</meta:editing-cycles>
    <meta:document-statistic meta:table-count="0" meta:image-count="1" meta:object-count="0" meta:page-count="1" meta:paragraph-count="1" meta:word-count="8" meta:character-count="52" meta:non-whitespace-character-count="45"/>
    <meta:generator>LibreOffice/24.8.7.2$Linux_X86_64 LibreOffice_project/480$Build-2</meta:generator>
  </office:meta>
</office:document-meta>
</file>